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o stretchy="false">∇</mo>
              <mi>r</mi>
            </msub>
            <mrow>
              <mi/>
              <mo stretchy="false">×</mo>
              <mi/>
            </mrow>
            <mfenced open="[" close="]">
              <mrow>
                <mfrac>
                  <mrow>
                    <mstyle mathvariant="bold">
                      <mrow>
                        <mi>j</mi>
                      </mrow>
                    </mstyle>
                    <mrow>
                      <mo stretchy="false">(</mo>
                      <mrow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i>'</mi>
                      </mrow>
                      <mo stretchy="false">)</mo>
                    </mrow>
                  </mrow>
                  <mrow>
                    <mrow>
                      <mo stretchy="false">∣</mo>
                      <mrow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row>
                          <mi/>
                          <mo stretchy="false">−</mo>
                          <mi/>
                        </mrow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i>'</mi>
                      </mrow>
                      <mo stretchy="false">∣</mo>
                    </mrow>
                  </mrow>
                </mfrac>
              </mrow>
            </mfenced>
            <mrow>
              <mi/>
              <mo stretchy="false">=</mo>
              <mi/>
            </mrow>
            <mfrac>
              <mrow>
                <mn>1</mn>
              </mrow>
              <mrow>
                <mrow>
                  <mo stretchy="false">∣</mo>
                  <mrow>
                    <mrow>
                      <mstyle mathvariant="bold">
                        <mrow>
                          <mi>r</mi>
                        </mrow>
                      </mstyle>
                    </mrow>
                    <mrow>
                      <mi/>
                      <mo stretchy="false">−</mo>
                      <mi/>
                    </mrow>
                    <mrow>
                      <mstyle mathvariant="bold">
                        <mrow>
                          <mi>r</mi>
                        </mrow>
                      </mstyle>
                    </mrow>
                    <mi>'</mi>
                  </mrow>
                  <mo stretchy="false">∣</mo>
                </mrow>
              </mrow>
            </mfrac>
            <msub>
              <mo stretchy="false">∇</mo>
              <mi>r</mi>
            </msub>
            <mrow>
              <mi/>
              <mo stretchy="false">×</mo>
              <mi/>
            </mrow>
            <mstyle mathvariant="bold">
              <mrow>
                <mi>j</mi>
              </mrow>
            </mstyle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i>'</mi>
              </mrow>
              <mo stretchy="false">)</mo>
            </mrow>
            <mrow>
              <mi/>
              <mo stretchy="false">−</mo>
              <mi/>
            </mrow>
            <mstyle mathvariant="bold">
              <mrow>
                <mi>j</mi>
              </mrow>
            </mstyle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i>'</mi>
              </mrow>
              <mo stretchy="false">)</mo>
            </mrow>
            <mrow>
              <mi/>
              <mo stretchy="false">×</mo>
              <mi/>
            </mrow>
            <msub>
              <mo stretchy="false">∇</mo>
              <mi>r</mi>
            </msub>
            <mfrac>
              <mrow>
                <mn>1</mn>
              </mrow>
              <mrow>
                <mrow>
                  <mo stretchy="false">∣</mo>
                  <mrow>
                    <mrow>
                      <mstyle mathvariant="bold">
                        <mrow>
                          <mi>r</mi>
                        </mrow>
                      </mstyle>
                    </mrow>
                    <mrow>
                      <mi/>
                      <mo stretchy="false">−</mo>
                      <mi/>
                    </mrow>
                    <mrow>
                      <mstyle mathvariant="bold">
                        <mrow>
                          <mi>r</mi>
                        </mrow>
                      </mstyle>
                    </mrow>
                    <mi>'</mi>
                  </mrow>
                  <mo stretchy="false">∣</mo>
                </mrow>
              </mrow>
            </mfrac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style mathvariant="bold">
              <mrow>
                <mi>j</mi>
              </mrow>
            </mstyle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i>'</mi>
              </mrow>
              <mo stretchy="false">)</mo>
            </mrow>
            <mrow>
              <mi/>
              <mo stretchy="false">×</mo>
              <mi/>
            </mrow>
            <mfrac>
              <mrow>
                <mrow>
                  <mo stretchy="false">(</mo>
                  <mrow>
                    <mrow>
                      <mstyle mathvariant="bold">
                        <mrow>
                          <mi>r</mi>
                        </mrow>
                      </mstyle>
                    </mrow>
                    <mrow>
                      <mi/>
                      <mo stretchy="false">−</mo>
                      <mi/>
                    </mrow>
                    <mrow>
                      <mstyle mathvariant="bold">
                        <mrow>
                          <mi>r</mi>
                        </mrow>
                      </mstyle>
                    </mrow>
                    <mi>'</mi>
                  </mrow>
                  <mo stretchy="false">)</mo>
                </mrow>
              </mrow>
              <mrow>
                <msup>
                  <mrow>
                    <mo stretchy="false">∣</mo>
                    <mrow>
                      <mrow>
                        <mstyle mathvariant="bold">
                          <mrow>
                            <mi>r</mi>
                          </mrow>
                        </mstyle>
                      </mrow>
                      <mrow>
                        <mi/>
                        <mo stretchy="false">−</mo>
                        <mi/>
                      </mrow>
                      <mrow>
                        <mstyle mathvariant="bold">
                          <mrow>
                            <mi>r</mi>
                          </mrow>
                        </mstyle>
                      </mrow>
                      <mi>'</mi>
                    </mrow>
                    <mo stretchy="false">∣</mo>
                  </mrow>
                  <mn>3</mn>
                </msup>
              </mrow>
            </mfrac>
          </mrow>
        </mtd>
      </mtr>
    </mtable>
    <annotation encoding="StarMath 5.0">nabla _r `times` left [ {bold j ({bold r}')} over {lline {bold r} `-` {bold r}' rline }  right ] `=`
{1} over {lline {bold r} `-` {bold r}' rline } nabla _r `times` bold j ({bold r}') `-` bold j ({bold r}') `times` nabla _r {1} over {lline {bold r} `-` {bold r}' rline } `=` newline
`=` bold j ({bold r}') `times` {({bold r} `-` {bold r}')} over {lline {bold r} `-` {bold r}' rline ^3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4:48:16.597000000</meta:creation-date>
    <meta:generator>LibreOffice/4.1.4.2$Windows_x86 LibreOffice_project/0a0440ccc0227ad9829de5f46be37cfb6edcf72</meta:generator>
  </office:meta>
</office:document-meta>
</file>